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7590" officeooo:paragraph-rsid="001d75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ina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0:26:57.138095789</meta:creation-date>
    <dc:date>2016-08-31T10:27:22.656784038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4.2.8.2$Linux_X86_64 LibreOffice_project/420m0$Build-2</meta:generator>
  </office:meta>
</office:document-meta>
</file>